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de" fo:country="DE" officeooo:rsid="001b008a" officeooo:paragraph-rsid="001b008a" style:font-size-asian="10.5pt"/>
    </style:style>
    <style:style style:name="P2" style:family="paragraph" style:parent-style-name="Standard">
      <style:text-properties fo:language="de" fo:country="DE" officeooo:rsid="001bfb31" officeooo:paragraph-rsid="001bfb31" style:font-size-asian="10.5pt"/>
    </style:style>
    <style:style style:name="T1" style:family="text">
      <style:text-properties officeooo:rsid="001bfb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m Interview “Familiengeschichte: 'Tor in eine fremde Welt'”, veröffentlicht am 26. Dezember 2011 in der Online-Ausgabe der deutschen Wochenzeitung “Die Zeit”, beantwortet der Historiker und ehemalige Direktor der Wiener Urania Erhard Chvojka Fragen der Journalistin Alina Schadwinkel zum Thema “Großeltern”, deren Rolle in der Erziehung und im Wandel der Zeit.</text:p>
      <text:p text:style-name="P1"/>
      <text:p text:style-name="P1">Zunächst führt der Wiener Historiker an, dass es in früheren Jahren auf Grund einer generell geringen Lebenserwartung keineswegs selbstverständlich war, einen Großvater oder eine Großmutter zu erleben. Auch auf der emotionalen Ebene sei die Beziehung zwischen Enkelkindern und Großeltern in der Zeit vor dem 18. Jahrhundert eine andere gewesen, als es das klassische Rollenbild der Großeltern heute glauben ließe. Emotional starke Bezeichnungen wie „Opa“ oder „Oma“ würden erst vor ungefähr 250 Jahren ihren Weg in den allgemeinen Sprachgebrauch gefunden haben. Einerseits liege der Grund dafür in den zu dieser Zeit zahlreicher werdenden Darstellungen der innigen Bindung zwischen Großeltern und Enkeln in der Kunst und in Schulbüchern. Andererseits habe auch die Entwicklung der Familie zu einer „emotional intensiv verbundene[n] Gruppe“ dazu beigetragen, dass Großeltern nach und nach in allen Milieus Teil der „Ideologie der Kleinfamilie“ wurden. Des Weiteren habe die verstärkte Urbanisierung der damaligen Zeit dazu geführt, dass am Land lebende Großmütter und Großväter <text:span text:style-name="T1">für viele Stadtkinder zu einem</text:span> „Tor in eine fremde Welt“ wurden. </text:p>
      <text:p text:style-name="P1"/>
      <text:p text:style-name="P1">Auch andere Merkmale des großelterlichen Rollenbilds würden sich im Laufe der Jahre verändert haben. So seien „Oma und „Opa“ nach den beiden Weltkriegen von Kindern nicht mehr als Erzähler von Märchen, sondern von wahren Ereignissen, als „Repräsentanten der Geschichte“, gesehen worden. Die Alphabetisierung und der technologische Fortschritt der letzten Jahre habe hingegen die Aufrechterhaltung des Kontakts zwischen Großeltern und Enkelkindern erleichtert – Telefon und Internet auf der kommunikativen Ebene, erhöhte Mobilität auf der physischen. Die Tatsache, dass Senioren heutzutage mobiler und körperlich gesünder seien, führe zum „[V]erschwimmen [der] Grenzen zwischen den Generationen“, ermögliche eine aktivere Rolle in der Erziehung von Enkelkindern und sorge dafür, dass die freundschaftliche Beziehung zwischen „Oma“ und „Opa“ und deren Enkelkindern über eine längere Zeitspanne andauern könne.</text:p>
      <text:p text:style-name="P1"/>
      <text:p text:style-name="P2">Die letzte Frage der Journalistin bezieht sich darauf, ob die vom Historiker besprochenen Entwicklungen auf alle Großeltern zutreffen. Erhard Chvojka führt daraufhin an, dass es eine „große Bandbreite“ an Erfahrungen für Enkelkinder geben könne. Manche über 60-jährige seien nämlich schon Pflegefälle, andere würden persönliche Hobbies gegenüber dem Erziehen von Enkelkindern bevorzug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8:47:37.320948000</meta:creation-date>
    <dc:date>2015-05-01T19:12:56.073519000</dc:date>
    <meta:editing-duration>PT6M48S</meta:editing-duration>
    <meta:editing-cycles>1</meta:editing-cycles>
    <meta:document-statistic meta:table-count="0" meta:image-count="0" meta:object-count="0" meta:page-count="1" meta:paragraph-count="4" meta:word-count="386" meta:character-count="2802" meta:non-whitespace-character-count="2417"/>
    <meta:generator>LibreOffice/4.3.2.2$MacOSX_X86_64 LibreOffice_project/edfb5295ba211bd31ad47d0bad0118690f76407d</meta:generator>
  </office:meta>
</office:document-meta>
</file>